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4cm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1.30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4.5cm" svg:height="2cm" svg:x="1cm" svg:y="12cm">
          <text:p text:style-name="P1">Application<text:line-break/>Start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5cm" svg:height="2cm" svg:x="7cm" svg:y="12cm">
          <text:p text:style-name="P1">Initialize state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5cm" svg:height="2cm" svg:x="7cm" svg:y="18cm">
          <text:p text:style-name="P1">Update state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5cm" svg:height="2cm" svg:x="7cm" svg:y="15cm">
          <text:p text:style-name="P1">Update<text:line-break/>LocalStorage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5cm" svg:height="2cm" svg:x="15.5cm" svg:y="12.6cm">
          <text:p text:style-name="P1">Propagate to<text:line-break/>components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8cm" svg:height="2.4cm" svg:x="13.4cm" svg:y="16cm">
          <text:p text:style-name="P1">Local<text:line-break/>Storag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2" draw:id="id2" draw:layer="layout" svg:width="1.8cm" svg:height="2.4cm" svg:x="13.4cm" svg:y="12.4cm">
          <text:p text:style-name="P1">Stat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2" draw:layer="layout" draw:type="curve" svg:x1="9.25cm" svg:y1="12cm" svg:x2="14.3cm" svg:y2="12.4cm" draw:start-shape="id1" draw:end-shape="id2" draw:end-glue-point="5" svg:d="M9250 12000c0-751 5050-951 5050 400" svg:viewBox="0 0 5051 991">
          <text:p/>
        </draw:connector>
        <draw:connector draw:style-name="gr3" draw:text-style-name="P2" draw:layer="layout" draw:type="curve" svg:x1="14.3cm" svg:y1="16cm" svg:x2="9.25cm" svg:y2="14cm" draw:start-shape="id3" draw:start-glue-point="5" draw:end-shape="id1" draw:end-glue-point="2" svg:d="M14300 16000c0-1500-5050-500-5050-2000" svg:viewBox="0 0 5051 2001">
          <text:p/>
        </draw:connector>
        <draw:connector draw:style-name="gr3" draw:text-style-name="P2" draw:layer="layout" draw:type="curve" svg:x1="5.5cm" svg:y1="13cm" svg:x2="7cm" svg:y2="13cm" draw:start-shape="id4" draw:start-glue-point="1" draw:end-shape="id1" draw:end-glue-point="3" svg:d="M5500 13000h1500" svg:viewBox="0 0 1501 1">
          <text:p/>
        </draw:connector>
        <draw:connector draw:style-name="gr3" draw:text-style-name="P2" draw:layer="layout" draw:type="curve" svg:x1="14.3cm" svg:y1="12.4cm" svg:x2="17.75cm" svg:y2="12.6cm" draw:start-shape="id2" draw:start-glue-point="5" draw:end-shape="id5" svg:d="M14300 12400c0-751 3450-851 3450 200" svg:viewBox="0 0 3451 777">
          <text:p/>
        </draw:connector>
        <draw:connector draw:style-name="gr3" draw:text-style-name="P2" draw:layer="layout" draw:type="curve" svg:x1="11.5cm" svg:y1="16cm" svg:x2="13.4cm" svg:y2="17.2cm" draw:start-shape="id6" draw:start-glue-point="1" draw:end-shape="id3" draw:end-glue-point="6" svg:d="M11500 16000c1254 0 304 1200 1900 1200" svg:viewBox="0 0 1901 1201">
          <text:p/>
        </draw:connector>
        <draw:connector draw:style-name="gr3" draw:text-style-name="P2" draw:layer="layout" draw:type="curve" svg:x1="14.3cm" svg:y1="18.4cm" svg:x2="9.25cm" svg:y2="20cm" draw:start-shape="id3" draw:start-glue-point="7" draw:end-shape="id7" draw:end-glue-point="2" svg:d="M14300 18400c0 3151-5050 2351-5050 1600" svg:viewBox="0 0 5051 2280">
          <text:p/>
        </draw:connector>
        <draw:connector draw:style-name="gr3" draw:text-style-name="P2" draw:layer="layout" draw:type="curve" svg:x1="11.5cm" svg:y1="19cm" svg:x2="13.4cm" svg:y2="13.6cm" draw:start-shape="id7" draw:start-glue-point="1" draw:end-shape="id2" draw:end-glue-point="6" svg:d="M11500 19000c1425 0 475-5400 1900-5400" svg:viewBox="0 0 1901 5401">
          <text:p/>
        </draw:connector>
        <draw:custom-shape draw:style-name="gr1" draw:text-style-name="P1" xml:id="id8" draw:id="id8" draw:layer="layout" svg:width="4.5cm" svg:height="2cm" svg:x="1cm" svg:y="15cm">
          <text:p text:style-name="P1">Change<text:line-break/>requested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5.5cm" svg:y1="16cm" svg:x2="7cm" svg:y2="16cm" draw:start-shape="id8" draw:start-glue-point="1" draw:end-shape="id6" draw:end-glue-point="3" svg:d="M5500 16000h1500" svg:viewBox="0 0 1501 1">
          <text:p/>
        </draw:connector>
        <draw:connector draw:style-name="gr3" draw:text-style-name="P2" draw:layer="layout" draw:type="curve" svg:x1="9.25cm" svg:y1="17cm" svg:x2="9.25cm" svg:y2="18cm" draw:start-shape="id6" draw:start-glue-point="2" draw:end-shape="id7" draw:end-glue-point="0" svg:d="M9250 17000v1000" svg:viewBox="0 0 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3T10:35:23.073629648</meta:creation-date>
    <dc:date>2018-03-03T10:56:23.451298913</dc:date>
    <meta:editing-duration>PT9M50S</meta:editing-duration>
    <meta:editing-cycles>1</meta:editing-cycles>
    <meta:document-statistic meta:object-count="17"/>
    <meta:generator>LibreOffice/5.4.5.1$Linux_X86_64 LibreOffice_project/40$Build-1</meta:generator>
  </office:meta>
</office:document-meta>
</file>